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252in"/>
    </style:style>
    <style:style style:name="TableColumn4" style:family="table-column">
      <style:table-column-properties style:column-width="1.252in"/>
    </style:style>
    <style:style style:name="TableColumn5" style:family="table-column">
      <style:table-column-properties style:column-width="1.252in"/>
    </style:style>
    <style:style style:name="TableColumn6" style:family="table-column">
      <style:table-column-properties style:column-width="1.252in"/>
    </style:style>
    <style:style style:name="TableColumn7" style:family="table-column">
      <style:table-column-properties style:column-width="1.2527in"/>
    </style:style>
    <style:style style:name="Table2" style:family="table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line-height="115%"/>
      <style:text-properties style:font-name-asian="Aptos" style:font-name-complex="Times New Roman" style:letter-kerning="true" fo:font-size="12.5pt" style:font-size-asian="12.5pt" style:font-size-complex="12.5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line-height="115%"/>
      <style:text-properties style:font-name-asian="Aptos" style:font-name-complex="Times New Roman" style:letter-kerning="true" fo:font-size="12.5pt" style:font-size-asian="12.5pt" style:font-size-complex="12.5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15%"/>
      <style:text-properties style:font-name-asian="Aptos" style:font-name-complex="Times New Roman" style:letter-kerning="true" fo:font-size="12.5pt" style:font-size-asian="12.5pt" style:font-size-complex="12.5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15%"/>
      <style:text-properties style:font-name-asian="Aptos" style:font-name-complex="Times New Roman" style:letter-kerning="true" fo:font-size="12.5pt" style:font-size-asian="12.5pt" style:font-size-complex="12.5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line-height="115%"/>
      <style:text-properties style:font-name-asian="Aptos" style:font-name-complex="Times New Roman" style:letter-kerning="true" fo:font-size="12.5pt" style:font-size-asian="12.5pt" style:font-size-complex="12.5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15%"/>
      <style:text-properties style:font-name-asian="Aptos" style:font-name-complex="Times New Roman" style:letter-kerning="true"/>
    </style:style>
  </office:automatic-styles>
  <office:body>
    <office:text text:use-soft-page-breaks="true">
      <text:h text:style-name="P1" text:outline-level="1">Iteration 6 – Test log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escription of test</text:p>
          </table:table-cell>
          <table:table-cell table:style-name="TableCell11">
            <text:p text:style-name="P12">Test data (if required)</text:p>
          </table:table-cell>
          <table:table-cell table:style-name="TableCell13">
            <text:p text:style-name="P14">Expected outcome</text:p>
          </table:table-cell>
          <table:table-cell table:style-name="TableCell15">
            <text:p text:style-name="P16">Actual outcome</text:p>
          </table:table-cell>
          <table:table-cell table:style-name="TableCell17">
            <text:p text:style-name="P18">Comments &amp; intended actions</text:p>
          </table:table-cell>
        </table:table-row>
        <table:table-row table:style-name="TableRow19">
          <table:table-cell table:style-name="TableCell20">
            <text:p text:style-name="P21">Carbon footprint calculator functionality</text:p>
          </table:table-cell>
          <table:table-cell table:style-name="TableCell22">
            <text:p text:style-name="P23">Car, Petrol, 1000</text:p>
          </table:table-cell>
          <table:table-cell table:style-name="TableCell24">
            <text:p text:style-name="P25">The form should display the results to the user.</text:p>
          </table:table-cell>
          <table:table-cell table:style-name="TableCell26">
            <text:p text:style-name="P27">Expected outcome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Carbon equivalence calculator</text:p>
          </table:table-cell>
          <table:table-cell table:style-name="TableCell33">
            <text:p text:style-name="P34">1000</text:p>
          </table:table-cell>
          <table:table-cell table:style-name="TableCell35">
            <text:p text:style-name="P36">The form should display the results to the user.</text:p>
          </table:table-cell>
          <table:table-cell table:style-name="TableCell37">
            <text:p text:style-name="P38">Expected outcome</text:p>
          </table:table-cell>
          <table:table-cell table:style-name="TableCell39">
            <text:p text:style-name="P4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Aptos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Aptos"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" style:font-name-asian="Times New Roman" style:font-name-complex="Times New Roman" fo:color="#0F4761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" style:font-name-asian="Times New Roman" style:font-name-complex="Times New Roman" fo:letter-spacing="-0.0069in" style:letter-kerning="true" fo:font-size="28pt" style:font-size-asian="28pt" style:font-size-complex="28pt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color="#0F4761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95959" fo:letter-spacing="0.0104in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Calibri"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style:font-name="Calibri"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illiam Rees (student)</meta:initial-creator>
    <dc:creator>William Rees (student)</dc:creator>
    <meta:creation-date>2025-04-24T21:31:00Z</meta:creation-date>
    <dc:date>2025-04-24T22:07:00Z</dc:date>
    <meta:template xlink:href="Normal" xlink:type="simple"/>
    <meta:editing-cycles>5</meta:editing-cycles>
    <meta:editing-duration>PT1860S</meta:editing-duration>
    <meta:document-statistic meta:page-count="1" meta:paragraph-count="1" meta:word-count="53" meta:character-count="359" meta:row-count="2" meta:non-whitespace-character-count="307"/>
  </office:meta>
</office:document-meta>
</file>